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7edb1"/>
    </style:style>
    <style:style style:name="P2" style:family="paragraph" style:parent-style-name="Heading_20_3">
      <style:text-properties fo:font-weight="normal" officeooo:paragraph-rsid="0017edb1" style:font-weight-asian="normal" style:font-weight-complex="normal"/>
    </style:style>
    <style:style style:name="P3" style:family="paragraph" style:parent-style-name="Standard">
      <style:text-properties officeooo:rsid="0017edb1" officeooo:paragraph-rsid="0017edb1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17edb1" officeooo:paragraph-rsid="0017edb1"/>
    </style:style>
    <style:style style:name="P6" style:family="paragraph" style:parent-style-name="Text_20_body">
      <style:text-properties fo:font-weight="normal" officeooo:paragraph-rsid="0017edb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edb1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stion de projet </text:p>
      <text:p text:style-name="P3">Reponse TD1 :</text:p>
      <text:p text:style-name="P3"/>
      <text:h text:style-name="P1" text:outline-level="3"><text:span text:style-name="T3">Réponses :</text:span></text:h>
      <text:h text:style-name="P2" text:outline-level="3">L’acheteur, c’est France Travail. C’est une organisation publique. Comme c’est public, ils doivent suivre des règles pour que ce soit juste pour tout le monde.</text:h>
      <text:h text:style-name="P2" text:outline-level="3">L’appel d’offres, c’est pour acheter du matériel informatique de bureau avec un système spécial pour les commandes.</text:h>
      <text:h text:style-name="P2" text:outline-level="3">Le marché va coûter environ 55 millions d’euros hors taxes sur 6 ans. C’est divisé en plusieurs types de matériel.</text:h>
      <text:h text:style-name="P2" text:outline-level="3">Il faut envoyer les candidatures avant le 07/06/2030 à 12h. Ça permet que tout le monde respecte les mêmes règles et délais.</text:h>
      <text:h text:style-name="P2" text:outline-level="3">Les entreprises doivent donner un formulaire rempli (DC1/DC2/DUME), des preuves de ce qu’elles savent faire et une déclaration sur l’honneur.</text:h>
      <text:h text:style-name="P2" text:outline-level="3">Si une entreprise est en problème, comme un redressement judiciaire ou une fraude, elle ne peut pas participer.</text:h>
      <text:h text:style-name="P2" text:outline-level="3">Si une entreprise est rejetée, elle peut aller au tribunal administratif de Montreuil. Si elle gagne, elle peut faire annuler la décision ou demander de l’argent pour les dommages.</text:h>
      <text:p text:style-name="P6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0:27:59.845510657</meta:creation-date>
    <dc:date>2025-01-24T10:57:40.308922191</dc:date>
    <meta:editing-duration>PT4M58S</meta:editing-duration>
    <meta:editing-cycles>1</meta:editing-cycles>
    <meta:document-statistic meta:table-count="0" meta:image-count="0" meta:object-count="0" meta:page-count="1" meta:paragraph-count="10" meta:word-count="159" meta:character-count="985" meta:non-whitespace-character-count="835"/>
    <meta:generator>LibreOffice/24.2.7.2$Linux_X86_64 LibreOffice_project/420$Build-2</meta:generator>
  </office:meta>
</office:document-meta>
</file>